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940000044CEF61A7FDDB0C86FC.png" manifest:media-type="image/png"/>
  <manifest:file-entry manifest:full-path="Pictures/10000000000007940000044C649481B02349D084.png" manifest:media-type="image/png"/>
  <manifest:file-entry manifest:full-path="Pictures/10000000000007940000044C1659BCA361B0A890.png" manifest:media-type="image/png"/>
  <manifest:file-entry manifest:full-path="Pictures/10000000000007940000044C12E32DB514D8382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f0000" draw:marker-start-width="0.322cm" draw:marker-end-width="0.322cm" draw:fill="none" draw:textarea-horizontal-align="justify" draw:textarea-vertical-align="middle" draw:auto-grow-height="false" fo:min-height="0.422cm" fo:min-width="1.516cm" fo:padding-top="0.166cm" fo:padding-bottom="0.166cm" fo:padding-left="0.291cm" fo:padding-right="0.291cm"/>
    </style:style>
    <style:style style:name="gr4" style:family="graphic" style:parent-style-name="objectwithoutfill">
      <style:graphic-properties svg:stroke-width="0.081cm" svg:stroke-color="#bf0041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081cm" svg:stroke-color="#ff0000" draw:marker-start-width="0.322cm" draw:marker-end-width="0.322cm" draw:fill="none" draw:textarea-horizontal-align="justify" draw:textarea-vertical-align="middle" draw:auto-grow-height="false" fo:min-height="0.446cm" fo:min-width="1.54cm" fo:padding-top="0.166cm" fo:padding-bottom="0.166cm" fo:padding-left="0.291cm" fo:padding-right="0.291cm"/>
    </style:style>
    <style:style style:name="gr7" style:family="graphic" style:parent-style-name="standard">
      <style:graphic-properties svg:stroke-width="0.081cm" svg:stroke-color="#ff0000" draw:marker-start-width="0.322cm" draw:marker-end-width="0.322cm" draw:fill="none" draw:textarea-horizontal-align="justify" draw:textarea-vertical-align="middle" draw:auto-grow-height="false" fo:min-height="0.657cm" fo:min-width="0.833cm" fo:padding-top="0.166cm" fo:padding-bottom="0.166cm" fo:padding-left="0.291cm" fo:padding-right="0.291cm"/>
    </style:style>
    <style:style style:name="gr8" style:family="graphic" style:parent-style-name="standard">
      <style:graphic-properties svg:stroke-width="0.081cm" svg:stroke-color="#ff0000" draw:marker-start-width="0.322cm" draw:marker-end-width="0.322cm" draw:fill="none" draw:textarea-horizontal-align="justify" draw:textarea-vertical-align="middle" draw:auto-grow-height="false" fo:min-height="0.657cm" fo:min-width="0.48cm" fo:padding-top="0.166cm" fo:padding-bottom="0.166cm" fo:padding-left="0.291cm" fo:padding-right="0.291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7.776cm" svg:height="15.749cm" svg:x="0.171cm" svg:y="0.04cm">
          <draw:image xlink:href="Pictures/10000000000007940000044C12E32DB514D83821.png" xlink:type="simple" xlink:show="embed" xlink:actuate="onLoad" draw:mime-type="image/png">
            <text:p/>
          </draw:image>
        </draw:frame>
        <draw:custom-shape draw:style-name="gr3" draw:text-style-name="P2" draw:layer="layout" svg:width="3cm" svg:height="1.1cm" svg:x="1.1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4.5cm" svg:y1="5.5cm" svg:x2="3.5cm" svg:y2="4.1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text-style-name="P3" draw:layer="layout" svg:width="27.776cm" svg:height="15.749cm" svg:x="0.171cm" svg:y="0.04cm">
          <draw:image xlink:href="Pictures/10000000000007940000044C1659BCA361B0A890.png" xlink:type="simple" xlink:show="embed" xlink:actuate="onLoad" draw:mime-type="image/png">
            <text:p/>
          </draw:image>
        </draw:frame>
        <draw:custom-shape draw:style-name="gr6" draw:text-style-name="P2" draw:layer="layout" svg:width="3cm" svg:height="1.1cm" svg:x="2.1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521cm" svg:y1="5.4cm" svg:x2="4.521cm" svg:y2="4cm">
          <text:p/>
        </draw:lin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3" draw:layer="layout" svg:width="27.776cm" svg:height="15.749cm" svg:x="0.171cm" svg:y="0.04cm">
          <draw:image xlink:href="Pictures/10000000000007940000044C649481B02349D084.png" xlink:type="simple" xlink:show="embed" xlink:actuate="onLoad" draw:mime-type="image/png">
            <text:p/>
          </draw:image>
        </draw:frame>
        <draw:custom-shape draw:style-name="gr7" draw:text-style-name="P2" draw:layer="layout" svg:width="1.999cm" svg:height="1.399cm" svg:x="0.301cm" svg:y="3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3cm" svg:y1="6.2cm" svg:x2="2cm" svg:y2="4.8cm">
          <text:p/>
        </draw:lin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5" draw:text-style-name="P3" draw:layer="layout" svg:width="27.776cm" svg:height="15.749cm" svg:x="0.171cm" svg:y="0.04cm">
          <draw:image xlink:href="Pictures/10000000000007940000044CEF61A7FDDB0C86FC.png" xlink:type="simple" xlink:show="embed" xlink:actuate="onLoad" draw:mime-type="image/png">
            <text:p/>
          </draw:image>
        </draw:frame>
        <draw:custom-shape draw:style-name="gr8" draw:text-style-name="P2" draw:layer="layout" svg:width="1.5cm" svg:height="1.399cm" svg:x="20.9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23.1cm" svg:y1="15.4cm" svg:x2="22.1cm" svg:y2="14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4T11:45:40.791670387</meta:creation-date>
    <dc:date>2023-03-14T21:54:50.784779890</dc:date>
    <meta:editing-duration>PT1H16M35S</meta:editing-duration>
    <meta:editing-cycles>5</meta:editing-cycles>
    <meta:generator>LibreOffice/7.3.7.2$Linux_X86_64 LibreOffice_project/30$Build-2</meta:generator>
    <meta:document-statistic meta:object-count="43"/>
  </office:meta>
</office:document-meta>
</file>